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839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508in"/>
    </style:style>
    <style:style style:name="co5" style:family="table-column">
      <style:table-column-properties fo:break-before="auto" style:column-width="0.8047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6376" table:default-cell-style-name="Default"/>
        <table:table-row table:style-name="ro1">
          <table:table-cell/>
          <table:table-cell office:value-type="string" calcext:value-type="string">
            <text:p>Module: 20W IR Blaster Simplif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Number</text:p>
          </table:table-cell>
          <table:table-cell office:value-type="string" calcext:value-type="string">
            <text:p>Reference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C0805J102 TS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 resistor</text:p>
          </table:table-cell>
          <table:table-cell office:value-type="string" calcext:value-type="string">
            <text:p>https://www.lcsc.com/product-detail/Chip-Resistor-Surface-Mount_FOJAN-FRC0805J102-TS_C2907295.html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C0805F2702TS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7K resistor</text:p>
          </table:table-cell>
          <table:table-cell office:value-type="string" calcext:value-type="string">
            <text:p>https://www.lcsc.com/product-detail/Chip-Resistor-Surface-Mount_FOJAN-FRC0805F2702TS_C2907247.html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,R3,R4,R5,R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05W8F2701T5E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.7K resistor</text:p>
          </table:table-cell>
          <table:table-cell office:value-type="string" calcext:value-type="string">
            <text:p>https://www.lcsc.com/product-detail/Chip-Resistor-Surface-Mount_UNI-ROYAL-Uniroyal-Elec-0805W8F2701T5E_C17530.html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H2512F4R70E04S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Roughly 5 ohm power resistor</text:p>
          </table:table-cell>
          <table:table-cell office:value-type="string" calcext:value-type="string">
            <text:p>https://www.lcsc.com/product-detail/Chip-Resistor-Surface-Mount_Ever-Ohms-Tech-CRH2512F4R70E04S_C2897629.html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https://www.lcsc.com/product-detail/MOSFETs_UMW-Youtai-Semiconductor-Co-Ltd-AO3401A_C347476.html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YY1206O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https://www.lcsc.com/product-detail/LED-Indication-Discrete_Yongyu-Photoelectric-SZYY1206O_C434444.html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$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P254M08PB08S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8P+10P</text:p>
          </table:table-cell>
          <table:table-cell office:value-type="string" calcext:value-type="string">
            <text:p>8P SMD header</text:p>
          </table:table-cell>
          <table:table-cell office:value-type="string" calcext:value-type="string">
            <text:p>https://www.lcsc.com/product-detail/Pin-Headers_INCP-IPCP254M08PB08S_C22438432.html</text:p>
          </table:table-cell>
          <table:table-cell table:number-columns-repeated="16376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PCP254M10PB08S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10P SMD header</text:p>
          </table:table-cell>
          <table:table-cell office:value-type="string" calcext:value-type="string">
            <text:p>https://www.lcsc.com/product-detail/Pin-Headers_INCP-IPCP254M10PB08S_C22438434.html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44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-channel MOSFET</text:p>
          </table:table-cell>
          <table:table-cell office:value-type="string" calcext:value-type="string">
            <text:p>https://www.lcsc.com/product-detail/MOSFETs_ALLPOWER-ShenZhen-Quan-Li-Semiconductor-AP4438_C353072.html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-3216UBC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https://www.lcsc.com/product-detail/LED-Indication-Discrete_XINGLIGHT-XL-3216UBC_C965827.html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MD100-16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A resettable fuse</text:p>
          </table:table-cell>
          <table:table-cell office:value-type="string" calcext:value-type="string">
            <text:p>https://www.lcsc.com/product-detail/Resettable-Fuses_TECHFUSE-nSMD100-16V_C70082.html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-3216UGC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https://www.lcsc.com/product-detail/LED-Indication-Discrete_XINGLIGHT-XL-3216UGC_C965825.html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93D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P-8</text:p>
          </table:table-cell>
          <table:table-cell office:value-type="string" calcext:value-type="string">
            <text:p>Dual comparator</text:p>
          </table:table-cell>
          <table:table-cell office:value-type="string" calcext:value-type="string">
            <text:p>https://www.lcsc.com/product-detail/Comparators_XBLW-LM393DTR-XBLW_C18723572.html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C+,SC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MS32H505PRBB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V 5F Supercapcitor</text:p>
          </table:table-cell>
          <table:table-cell office:value-type="string" calcext:value-type="string">
            <text:p>https://www.arrow.com/en/products/scms32h505prbb0/avx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1,CR2,CR3,CR4,CR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SMA1094250X0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W IR LED</text:p>
          </table:table-cell>
          <table:table-cell office:value-type="string" calcext:value-type="string">
            <text:p>https://www.arrow.com/en/products/vsma1094250x02/vishay</text:p>
          </table:table-cell>
          <table:table-cell table:number-columns-repeated="16376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4:44:29.560146483</meta:creation-date>
    <dc:date>2025-01-21T17:33:58.548837138</dc:date>
    <meta:editing-duration>PT3M11S</meta:editing-duration>
    <meta:editing-cycles>1</meta:editing-cycles>
    <meta:document-statistic meta:table-count="1" meta:cell-count="129" meta:object-count="0"/>
    <meta:generator>LibreOffice/24.2.5.2$MacOSX_AARCH64 LibreOffice_project/bffef4ea93e59bebbeaf7f431bb02b1a39ee8a59</meta:generator>
  </office:meta>
</office:document-meta>
</file>